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4.51pt"/>
    </style:style>
    <style:style style:name="co2" style:family="table-column">
      <style:table-column-properties fo:break-before="auto" style:column-width="258.01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3" table:number-columns-repeated="1020" table:default-cell-style-name="ce5"/>
        <table:table-column table:style-name="co4" table:default-cell-style-name="ce5"/>
        <table:table-row table:style-name="ro1">
          <table:table-cell table:style-name="ce8" office:value-type="string" calcext:value-type="string" table:number-columns-spanned="3" table:number-rows-spanned="1">
            <text:p>Hummingbird Hammocks Long Hammock Materials</text:p>
          </table:table-cell>
          <table:covered-table-cell/>
          <table:covered-table-cell table:style-name="ce11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se/ Location</text:p>
          </table:table-cell>
          <table:table-cell table:style-name="ce3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3">
          <table:table-cell table:style-name="ce4" office:value-type="string" calcext:value-type="string">
            <text:p>PIA-C-44378 fabric (also referred to as F111 or Exacta-Chute Material)</text:p>
          </table:table-cell>
          <table:table-cell office:value-type="string" calcext:value-type="string">
            <text:p>Main hammock fabric</text:p>
          </table:table-cell>
          <table:table-cell office:value-type="string" calcext:value-type="string">
            <text:p>132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office:value-type="string" calcext:value-type="string">
            <text:p>16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 ends</text:p>
          </table:table-cell>
          <table:table-cell office:value-type="string" calcext:value-type="string">
            <text:p>~376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ze 33 bonded nylon thread</text:p>
          </table:table-cell>
          <table:table-cell office:value-type="string" calcext:value-type="string">
            <text:p>Non-load bearing stitching on sides of hammock</text:p>
          </table:table-cell>
          <table:table-cell office:value-type="string" calcext:value-type="string">
            <text:p>~510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office:value-type="string" calcext:value-type="string">
            <text:p>~32 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ummingbird Hammocks button link end loop</text:p>
          </table:table-cell>
          <table:table-cell office:value-type="string" calcext:value-type="string">
            <text:p>Loop around gathered end of hammock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Chris Loidolt</meta:initial-creator>
    <meta:creation-date>2015-07-21T15:34:26Z</meta:creation-date>
    <dc:date>2018-01-18T11:17:29.774000000</dc:date>
    <meta:editing-cycles>6</meta:editing-cycles>
    <meta:editing-duration>PT23M53S</meta:editing-duration>
    <meta:document-statistic meta:table-count="1" meta:cell-count="25" meta:object-count="0"/>
  </office:meta>
</office:document-meta>
</file>